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8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47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9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For hardware projects or designs which you decided to open-source, how important were each of the following criteria in the decision?</text:p>
          </table:table-cell>
          <table:covered-table-cell table:style-name="ce10" office:value-type="string">
            <text:p>For hardware projects or designs which you decided to open-source, how important were each of the following criteria in the decision?</text:p>
          </table:covered-table-cell>
          <table:covered-table-cell table:style-name="ce10" office:value-type="string">
            <text:p>For hardware projects or designs which you decided to open-source, how important were each of the following criteria in the decision?</text:p>
          </table:covered-table-cell>
          <table:covered-table-cell table:style-name="ce10" office:value-type="string">
            <text:p>For hardware projects or designs which you decided to open-source, how important were each of the following criteria in the decision?</text:p>
          </table:covered-table-cell>
          <table:covered-table-cell table:style-name="ce10" office:value-type="string">
            <text:p>For hardware projects or designs which you decided to open-source, how important were each of the following criteria in the decision?</text:p>
          </table:covered-table-cell>
          <table:covered-table-cell table:style-name="ce10" office:value-type="string">
            <text:p>For hardware projects or designs which you decided to open-source, how important were each of the following criteria in the decision?</text:p>
          </table:covered-table-cell>
          <table:covered-table-cell table:style-name="ce10" office:value-type="string">
            <text:p>For hardware projects or designs which you decided to open-source, how important were each of the following criteria in the decision?</text:p>
          </table:covered-table-cell>
          <table:covered-table-cell table:style-name="ce10" office:value-type="string">
            <text:p>For hardware projects or designs which you decided to open-source, how important were each of the following criteria in the decision?</text:p>
          </table:covered-table-cell>
          <table:covered-table-cell table:style-name="ce10" office:value-type="string">
            <text:p>For hardware projects or designs which you decided to open-source, how important were each of the following criteria in the decision?</text:p>
          </table:covered-table-cell>
          <table:table-cell table:number-columns-repeated="1015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unimportant</text:p>
          </table:table-cell>
          <table:table-cell table:style-name="ce16" office:value-type="string">
            <text:p>of little importance</text:p>
          </table:table-cell>
          <table:table-cell table:style-name="ce16" office:value-type="string">
            <text:p>moderately important</text:p>
          </table:table-cell>
          <table:table-cell table:style-name="ce16" office:value-type="string">
            <text:p>important</text:p>
          </table:table-cell>
          <table:table-cell table:style-name="ce16" office:value-type="string">
            <text:p>very important</text:p>
          </table:table-cell>
          <table:table-cell table:style-name="ce18" office:value-type="string">
            <text:p>Rating Average</text:p>
          </table:table-cell>
          <table:table-cell table:style-name="ce18" office:value-type="string">
            <text:p>Response Count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Encourage contributions to the design</text:p>
          </table:table-cell>
          <table:covered-table-cell table:style-name="ce12" office:value-type="string">
            <text:p>Encourage contributions to the design</text:p>
          </table:covered-table-cell>
          <table:table-cell table:style-name="ce17" office:value-type="float" office:value="13">
            <text:p>13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66">
            <text:p>66</text:p>
          </table:table-cell>
          <table:table-cell table:style-name="ce17" office:value-type="float" office:value="113">
            <text:p>113</text:p>
          </table:table-cell>
          <table:table-cell table:style-name="ce17" office:value-type="float" office:value="81">
            <text:p>81</text:p>
          </table:table-cell>
          <table:table-cell table:style-name="ce19" office:value-type="float" office:value="3.67">
            <text:p>3.67</text:p>
          </table:table-cell>
          <table:table-cell table:style-name="ce21" office:value-type="float" office:value="313">
            <text:p>313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Allow others to learn from the design</text:p>
          </table:table-cell>
          <table:covered-table-cell table:style-name="ce12" office:value-type="string">
            <text:p>Allow others to learn from the design</text:p>
          </table:covered-table-cell>
          <table:table-cell table:style-name="ce17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49">
            <text:p>49</text:p>
          </table:table-cell>
          <table:table-cell table:style-name="ce17" office:value-type="float" office:value="126">
            <text:p>126</text:p>
          </table:table-cell>
          <table:table-cell table:style-name="ce17" office:value-type="float" office:value="123">
            <text:p>123</text:p>
          </table:table-cell>
          <table:table-cell table:style-name="ce19" office:value-type="float" office:value="4.14">
            <text:p>4.14</text:p>
          </table:table-cell>
          <table:table-cell table:style-name="ce21" office:value-type="float" office:value="311">
            <text:p>311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Allow others to manufacture hardware based on the design</text:p>
          </table:table-cell>
          <table:covered-table-cell table:style-name="ce12" office:value-type="string">
            <text:p>Allow others to manufacture hardware based on the design</text:p>
          </table:covered-table-cell>
          <table:table-cell table:style-name="ce17" office:value-type="float" office:value="26">
            <text:p>2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4">
            <text:p>84</text:p>
          </table:table-cell>
          <table:table-cell table:style-name="ce17" office:value-type="float" office:value="92">
            <text:p>92</text:p>
          </table:table-cell>
          <table:table-cell table:style-name="ce17" office:value-type="float" office:value="62">
            <text:p>62</text:p>
          </table:table-cell>
          <table:table-cell table:style-name="ce19" office:value-type="float" office:value="3.36">
            <text:p>3.36</text:p>
          </table:table-cell>
          <table:table-cell table:style-name="ce21" office:value-type="float" office:value="314">
            <text:p>314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Allow users of my products to customize them</text:p>
          </table:table-cell>
          <table:covered-table-cell table:style-name="ce12" office:value-type="string">
            <text:p>Allow users of my products to customize them</text:p>
          </table:covered-table-cell>
          <table:table-cell table:style-name="ce17" office:value-type="float" office:value="8">
            <text:p>8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72">
            <text:p>72</text:p>
          </table:table-cell>
          <table:table-cell table:style-name="ce17" office:value-type="float" office:value="109">
            <text:p>109</text:p>
          </table:table-cell>
          <table:table-cell table:style-name="ce17" office:value-type="float" office:value="97">
            <text:p>97</text:p>
          </table:table-cell>
          <table:table-cell table:style-name="ce19" office:value-type="float" office:value="3.84">
            <text:p>3.84</text:p>
          </table:table-cell>
          <table:table-cell table:style-name="ce21" office:value-type="float" office:value="312">
            <text:p>312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Contribute to the community</text:p>
          </table:table-cell>
          <table:covered-table-cell table:style-name="ce12" office:value-type="string">
            <text:p>Contribute to the community</text:p>
          </table:covered-table-cell>
          <table:table-cell table:style-name="ce17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124">
            <text:p>124</text:p>
          </table:table-cell>
          <table:table-cell table:style-name="ce17" office:value-type="float" office:value="132">
            <text:p>132</text:p>
            <draw:frame table:end-cell-address="'Question 1'.O27" table:end-x="0.7031in" table:end-y="0.1768in" draw:z-index="0" draw:name="Chart 1" draw:style-name="gr1" svg:width="7.3728in" svg:height="3.5283in" svg:x="0.0004in" svg:y="0.0004in">
              <draw:object draw:notify-on-update-of-ranges="'Question 1'.A4:'Question 1'.A11 'Question 1'.H4:'Question 1'.H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9" office:value-type="float" office:value="4.19">
            <text:p>4.19</text:p>
          </table:table-cell>
          <table:table-cell table:style-name="ce21" office:value-type="float" office:value="312">
            <text:p>312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Leverage an existing body of knowledge and peer-to-peer support</text:p>
          </table:table-cell>
          <table:covered-table-cell table:style-name="ce12" office:value-type="string">
            <text:p>Leverage an existing body of knowledge and peer-to-peer support</text:p>
          </table:covered-table-cell>
          <table:table-cell table:style-name="ce17" office:value-type="float" office:value="6">
            <text:p>6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120">
            <text:p>120</text:p>
          </table:table-cell>
          <table:table-cell table:style-name="ce17" office:value-type="float" office:value="98">
            <text:p>98</text:p>
          </table:table-cell>
          <table:table-cell table:style-name="ce19" office:value-type="float" office:value="3.91">
            <text:p>3.91</text:p>
          </table:table-cell>
          <table:table-cell table:style-name="ce21" office:value-type="float" office:value="310">
            <text:p>310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Showcase ideas and skills</text:p>
          </table:table-cell>
          <table:covered-table-cell table:style-name="ce12" office:value-type="string">
            <text:p>Showcase ideas and skills</text:p>
          </table:covered-table-cell>
          <table:table-cell table:style-name="ce17" office:value-type="float" office:value="7">
            <text:p>7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73">
            <text:p>73</text:p>
          </table:table-cell>
          <table:table-cell table:style-name="ce17" office:value-type="float" office:value="101">
            <text:p>101</text:p>
          </table:table-cell>
          <table:table-cell table:style-name="ce17" office:value-type="float" office:value="98">
            <text:p>98</text:p>
          </table:table-cell>
          <table:table-cell table:style-name="ce19" office:value-type="float" office:value="3.81">
            <text:p>3.81</text:p>
          </table:table-cell>
          <table:table-cell table:style-name="ce21" office:value-type="float" office:value="311">
            <text:p>311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Hardware should be open</text:p>
          </table:table-cell>
          <table:covered-table-cell table:style-name="ce12" office:value-type="string">
            <text:p>Hardware should be open</text:p>
          </table:covered-table-cell>
          <table:table-cell table:style-name="ce17" office:value-type="float" office:value="12">
            <text:p>12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131">
            <text:p>131</text:p>
          </table:table-cell>
          <table:table-cell table:style-name="ce19" office:value-type="float" office:value="3.95">
            <text:p>3.95</text:p>
          </table:table-cell>
          <table:table-cell table:style-name="ce21" office:value-type="float" office:value="309">
            <text:p>309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8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20" office:value-type="float" office:value="9">
            <text:p>9</text:p>
          </table:covered-table-cell>
          <table:table-cell table:style-name="ce22" office:value-type="float" office:value="9">
            <text:p>9</text:p>
          </table:table-cell>
          <table:table-cell table:number-columns-repeated="1015"/>
        </table:table-row>
        <table:table-row table:style-name="ro5">
          <table:table-cell table:style-name="ce5" office:value-type="string" table:number-columns-spanned="8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315">
            <text:p>315</text:p>
          </table:covered-table-cell>
          <table:table-cell table:style-name="ce23" office:value-type="float" office:value="315">
            <text:p>315</text:p>
          </table:table-cell>
          <table:table-cell table:number-columns-repeated="1015"/>
        </table:table-row>
        <table:table-row table:style-name="ro5">
          <table:table-cell table:style-name="ce6" office:value-type="string" table:number-columns-spanned="8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692">
            <text:p>692</text:p>
          </table:covered-table-cell>
          <table:table-cell table:style-name="ce24" office:value-type="float" office:value="692">
            <text:p>692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0-29T23:23:00">
            <text:p>Oct 29, 2013 11:23 PM</text:p>
          </table:table-cell>
          <table:table-cell office:value-type="string">
            <text:p>Lots of people reinventing the wheel (want to encourage collaboration around a common purpose/common platform)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29T02:54:00">
            <text:p>Oct 29, 2013 2:54 AM</text:p>
          </table:table-cell>
          <table:table-cell office:value-type="string">
            <text:p>Open hardware doesn't necessarily mean hardware design files are free. User support is different from cloner support.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9T02:50:00">
            <text:p>Oct 29, 2013 2:50 AM</text:p>
          </table:table-cell>
          <table:table-cell office:value-type="string">
            <text:p>lack of openness and discussion of technique in art circles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0-29T00:47:00">
            <text:p>Oct 29, 2013 12:47 AM</text:p>
          </table:table-cell>
          <table:table-cell office:value-type="string">
            <text:p>Still in process of documenting projects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8-10T07:48:00">
            <text:p>Aug 10, 2013 7:48 AM</text:p>
          </table:table-cell>
          <table:table-cell office:value-type="string">
            <text:p>Can't abide patent nonsense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06T12:40:00">
            <text:p>Aug 6, 2013 12:40 PM</text:p>
          </table:table-cell>
          <table:table-cell office:value-type="string">
            <text:p>third world applications to reduce capital expenditures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26T21:05:00">
            <text:p>Jul 26, 2013 9:05 PM</text:p>
          </table:table-cell>
          <table:table-cell office:value-type="string">
            <text:p>By open sourcing the design I force myself to improve the design or run the risk of someone else creating/selling something better.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7-26T15:27:00">
            <text:p>Jul 26, 2013 3:27 PM</text:p>
          </table:table-cell>
          <table:table-cell office:value-type="string">
            <text:p>Contribute to the funding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7-25T19:07:00">
            <text:p>Jul 25, 2013 7:07 PM</text:p>
          </table:table-cell>
          <table:table-cell office:value-type="string">
            <text:p>"Pay it forward" to previous work in the community</text:p>
          </table:table-cell>
          <table:table-cell table:number-columns-repeated="1021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18:47</dc:date>
    <dc:creator>Catarina Mota</dc:creator>
    <meta:editing-duration>PT00H00M12S</meta:editing-duration>
    <meta:editing-cycles>1</meta:editing-cycles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vertical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8.728cm" svg:height="8.963cm" chart:class="chart:bar" chart:style-name="ch1">
        <chart:title svg:x="-1.065cm" svg:y="0.18cm" chart:style-name="ch2">
          <text:p>For hardware projects or designs which you decided to open-source, how important were each of the following criteria in the decision?</text:p>
        </chart:title>
        <chart:plot-area chart:style-name="ch3" table:cell-range-address="'Question 1'.A4:'Question 1'.A11 'Question 1'.H4:'Question 1'.H11" chart:data-source-has-labels="column" svg:x="0.374cm" svg:y="0.756cm" svg:width="17.98cm" svg:height="8.028cm">
          <chart:axis chart:dimension="x" chart:name="primary-x" chart:style-name="ch4">
            <chart:categories table:cell-range-address="'Question 1'.A4:'Question 1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H4:'Question 1'.H1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1">Encourage contributions to the design</text:p>
              </table:table-cell>
              <table:table-cell office:value-type="float" office:value="3.67">
                <text:p text:id="'Question 1'.H4:'Question 1'.H11">3.67</text:p>
              </table:table-cell>
            </table:table-row>
            <table:table-row>
              <table:table-cell office:value-type="string">
                <text:p>Allow others to learn from the design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Allow others to manufacture hardware based on the design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Allow users of my products to customize them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Contribute to the community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Leverage an existing body of knowledge and peer-to-peer support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Showcase ideas and skills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Hardware should be open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